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709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0cm" svg:height="16.959cm" svg:x="4cm" svg:y="2.541cm">
          <draw:text-box>
            <text:p>7 年级人教版英语上 starter unit 2</text:p>
            <text:p/>
            <text:p/>
            <text:p>pen / pencil</text:p>
            <text:p/>
            <text:p>English / French / German / Spanish / Japanese / Korean</text:p>
            <text:p/>
            <text:p>quilt / comforter</text:p>
            <text:p/>
            <text:p>NBA – National Basketball Association /</text:p>
            <text:p>MLB – Major League Baseball</text:p>
            <text:p>NFL – National Football League</text:p>
            <text:p>NHL – National Hockey League</text:p>
            <text:p>MLS – Major League Soccer</text:p>
            <text:p/>
            <text:p>FIFA – Fédération Internationale de Football Association</text:p>
            <text:p/>
            <text:p>P – Parking</text:p>
            <text:p/>
            <text:p>kg – kilogram / g - gram / ton / lb – pound / oz - ounce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3M28S</meta:editing-duration>
    <meta:editing-cycles>12</meta:editing-cycles>
    <meta:generator>OpenOffice/4.1.15$Win32 OpenOffice.org_project/4115m2$Build-9813</meta:generator>
    <dc:date>2025-10-04T09:01:13.31</dc:date>
    <dc:creator>Eric Zhang</dc:creator>
    <meta:document-statistic meta:object-count="24"/>
  </office:meta>
</office:document-meta>
</file>